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5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38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60.75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48.9pt" fo:break-before="auto" style:use-optimal-row-height="true"/>
    </style:style>
    <style:style style:name="ro5" style:family="table-row">
      <style:table-row-properties style:row-height="37.1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gnif_g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.adjust</text:p>
          </table:table-cell>
          <table:table-cell table:style-name="ce1" office:value-type="string" calcext:value-type="string">
            <text:p>symbols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GO_INNATE_IMMUNE_RESPONSE</text:p>
          </table:table-cell>
          <table:table-cell table:style-name="ce2" office:value-type="float" office:value="0.0000239644096051718" calcext:value-type="float">
            <text:p>2.39644096051718E-05</text:p>
          </table:table-cell>
          <table:table-cell table:style-name="ce2" office:value-type="string" calcext:value-type="string">
            <text:p>MT2A,PSMB8,SLAMF7,LY9,TOLLIP,C1S,C1R,C1RL,HLA-DRA,HLA-DRB5,HLA-DRB1,C1QA,C1QC,C1QB,APOL1,CD244,IRF3,F12,HIST1H2BC,HIST1H2BE,TRIM34,TRIM5,TRIM22,APOBEC3C,APOBEC3D,APOBEC3F,APOBEC3G,PPP1R14B,ANG,S100A9,S100A8,TLR3,APOBEC3A,APOBEC3B,CLEC7A,GSDMD,APOBEC3H,KRT16,CD300LB,TRIM38,HIST1H2BG,HLA-DQA1,HLA-DQB1,HLA-DQA2,HLA-DQB2,HLA-DPA1,HLA-DPB1,IL34,SLAMF1,PTPN6,LILRA5,TUBB4B,AKAP8,SIGLEC14,SLAMF6,CD84,FGB,FGA,CCL19,CCL21,ADAM15,DNAJA3,CAPZA2,NLRC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ZINC_ION</text:p>
          </table:table-cell>
          <table:table-cell table:style-name="ce2" office:value-type="float" office:value="0.000628339082329448" calcext:value-type="float">
            <text:p>0.000628339082329</text:p>
          </table:table-cell>
          <table:table-cell table:style-name="ce2" office:value-type="string" calcext:value-type="string">
            <text:p>MT2A,MT1E,MT1M,MT1F,MT1G,MT1X,MT1A,MT1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CALCIUM_DEPENDENT_CELL_CELL_ADHESION_VIA_PLASMA_MEMBRANE_CELL_ADHESION_MOLECULES</text:p>
          </table:table-cell>
          <table:table-cell table:style-name="ce2" office:value-type="float" office:value="0.000628339082329448" calcext:value-type="float">
            <text:p>0.000628339082329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ANTIGEN_PROCESSING_AND_PRESENTATION_OF_PEPTIDE_OR_POLYSACCHARIDE_ANTIGEN_VIA_MHC_CLASS_II</text:p>
          </table:table-cell>
          <table:table-cell table:style-name="ce2" office:value-type="float" office:value="0.00239588713871377" calcext:value-type="float">
            <text:p>0.002395887138714</text:p>
          </table:table-cell>
          <table:table-cell table:style-name="ce2" office:value-type="string" calcext:value-type="string">
            <text:p>HLA-DOB,HLA-DMB,HLA-DMA,HLA-DRA,HLA-DRB5,HLA-DRB1,KLC2,AP2A1,KIF3B,AP2M1,HLA-DQA1,HLA-DQB1,HLA-DQA2,HLA-DQB2,HLA-DOA,HLA-DPA1,HLA-DPB1,DCTN3,CTS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ADAPTIVE_IMMUNE_RESPONSE</text:p>
          </table:table-cell>
          <table:table-cell table:style-name="ce2" office:value-type="float" office:value="0.0029634635776413" calcext:value-type="float">
            <text:p>0.002963463577641</text:p>
          </table:table-cell>
          <table:table-cell table:style-name="ce2" office:value-type="string" calcext:value-type="string">
            <text:p>LAMP3,TAP2,TAP1,SLAMF7,LY9,C1S,C1R,C1RL,LILRA2,LILRB1,LILRB4,HLA-DRB5,HLA-DRB1,C1QA,C1QC,C1QB,CD244,OTUB1,HLA-DQB1,EXOSC6,SLAMF1,LILRB3,LILRA6,LILRB5,LILRB2,LAIR1,LILRA1,SLAMF6,CD84,FGB,F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CADMIUM_ION</text:p>
          </table:table-cell>
          <table:table-cell table:style-name="ce2" office:value-type="float" office:value="0.0071242315194226" calcext:value-type="float">
            <text:p>0.007124231519423</text:p>
          </table:table-cell>
          <table:table-cell table:style-name="ce2" office:value-type="string" calcext:value-type="string">
            <text:p>MT1E,MT1F,MT1G,MT1X,AKR1C3,MT1A,MT1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PYRIMIDINE_RIBONUCLEOSIDE_CATABOLIC_PROCESS</text:p>
          </table:table-cell>
          <table:table-cell table:style-name="ce2" office:value-type="float" office:value="0.0071242315194226" calcext:value-type="float">
            <text:p>0.007124231519423</text:p>
          </table:table-cell>
          <table:table-cell table:style-name="ce2" office:value-type="string" calcext:value-type="string">
            <text:p>APOBEC3C,APOBEC3F,APOBEC3G,APOBEC3A,APOBEC3H,ENTPD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INTERFERON_GAMMA_MEDIATED_SIGNALING_PATHWAY</text:p>
          </table:table-cell>
          <table:table-cell table:style-name="ce2" office:value-type="float" office:value="0.0071242315194226" calcext:value-type="float">
            <text:p>0.007124231519423</text:p>
          </table:table-cell>
          <table:table-cell table:style-name="ce2" office:value-type="string" calcext:value-type="string">
            <text:p>MT2A,HLA-DRA,HLA-DRB5,HLA-DRB1,IRF3,TRIM34,TRIM5,TRIM22,TRIM38,HLA-DQA1,HLA-DQB1,HLA-DQA2,HLA-DQB2,HLA-DPA1,HLA-DPB1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O_IMMUNE_EFFECTOR_PROCESS</text:p>
          </table:table-cell>
          <table:table-cell table:style-name="ce2" office:value-type="float" office:value="0.00826726268959105" calcext:value-type="float">
            <text:p>0.008267262689591</text:p>
          </table:table-cell>
          <table:table-cell table:style-name="ce2" office:value-type="string" calcext:value-type="string">
            <text:p>SLAMF7,LY9,PI4K2A,C1S,C1R,C1RL,LILRB1,S100A13,FCGR2A,FCGR3A,HLA-DRB5,HLA-DRB1,C1QA,C1QC,C1QB,CXCL9,CXCL10,CD244,IRF3,TRIM34,TRIM5,TRIM22,APOBEC3C,APOBEC3D,APOBEC3F,APOBEC3G,EXOSC4,TLR3,APOBEC3A,APOBEC3B,CLEC7A,ABCF3,APOBEC3H,CXCL6,CXCL5,HLA-DQB1,EXOSC6,SLAMF1,PTPN6,ACTG1,TUBB4B,SLAMF6,HYAL2,TUSC2,NLRC5,ZNF17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REGULATION_OF_ANTIGEN_PROCESSING_AND_PRESENTATION</text:p>
          </table:table-cell>
          <table:table-cell table:style-name="ce2" office:value-type="float" office:value="0.00826726268959105" calcext:value-type="float">
            <text:p>0.008267262689591</text:p>
          </table:table-cell>
          <table:table-cell table:style-name="ce2" office:value-type="string" calcext:value-type="string">
            <text:p>HLA-DOB,TAP2,TAP1,HFE,HLA-DOA,LILRB2,CCL19,CCL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_DEFENSE_RESPONSE_TO_OTHER_ORGANISM</text:p>
          </table:table-cell>
          <table:table-cell office:value-type="float" office:value="0.0138786661946513" calcext:value-type="float">
            <text:p>0.013878666194651</text:p>
          </table:table-cell>
          <table:table-cell office:value-type="string" calcext:value-type="string">
            <text:p>NUP93,TEAD4,LILRB1,S100A14,CXCL9,CXCL10,IRF3,TNFRSF14,HIST1H2BC,HIST1H2BE,HIST1H3D,HIST1H3E,TRIM34,TRIM5,TRIM22,APOBEC3C,APOBEC3D,APOBEC3F,APOBEC3G,EXOSC4,COX8A,ANG,S100A9,S100A8,TLR3,TMEM203,APOBEC3A,APOBEC3B,CLEC7A,ABCF3,APOBEC3H,HIST1H2BG,FCGR3B,CXCL6,FGB,FGA,HYAL2,TUSC2,LENG9,ACP5,MUC5B,NLRC5,ZNF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LYMPHOCYTE_COSTIMULATION</text:p>
          </table:table-cell>
          <table:table-cell office:value-type="float" office:value="0.0138786661946513" calcext:value-type="float">
            <text:p>0.013878666194651</text:p>
          </table:table-cell>
          <table:table-cell office:value-type="string" calcext:value-type="string">
            <text:p>HLA-DRA,HLA-DRB5,HLA-DRB1,TNFRSF14,CAV1,HLA-DQA1,HLA-DQB1,HLA-DQA2,HLA-DQB2,HLA-DPA1,HLA-DPB1,PTPN6,CCL19,CCL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KERATINIZATION</text:p>
          </table:table-cell>
          <table:table-cell office:value-type="float" office:value="0.0138786661946513" calcext:value-type="float">
            <text:p>0.013878666194651</text:p>
          </table:table-cell>
          <table:table-cell office:value-type="string" calcext:value-type="string">
            <text:p>SHARPIN,SPRR1B,SPRR2D,SPRR2A,KRT16,KRT17,SPRR3,PP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CYTOKINE_MEDIATED_SIGNALING_PATHWAY</text:p>
          </table:table-cell>
          <table:table-cell office:value-type="float" office:value="0.0138786661946513" calcext:value-type="float">
            <text:p>0.013878666194651</text:p>
          </table:table-cell>
          <table:table-cell office:value-type="string" calcext:value-type="string">
            <text:p>MT2A,PSMB8,PSMB9,SOCS1,HLA-DRA,HLA-DRB5,HLA-DRB1,CXCL9,CXCL10,CXCL11,CDIP1,IRF3,TNFRSF14,TRIM34,TRIM5,TRIM22,DUOX2,DUOX1,BAD,TNFRSF10B,TNFRSF10C,TNFRSF10D,TNFRSF10A,TRAF2,PSMD2,TRIM38,IL8,CXCL6,CXCL1,CXCL5,CXCL3,HLA-DQA1,HLA-DQB1,HLA-DQA2,HLA-DQB2,HLA-DPA1,HLA-DPB1,TNFRSF12A,CNTFR,IL11RA,BBS2,CISH,ASPN,CCL19,CCL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ANTIGEN_PROCESSING_AND_PRESENTATION_OF_PEPTIDE_ANTIGEN</text:p>
          </table:table-cell>
          <table:table-cell office:value-type="float" office:value="0.0138786661946513" calcext:value-type="float">
            <text:p>0.013878666194651</text:p>
          </table:table-cell>
          <table:table-cell office:value-type="string" calcext:value-type="string">
            <text:p>HLA-DOB,TAP2,PSMB8,TAP1,PSMB9,HLA-DMB,HLA-DMA,HLA-DRA,HLA-DRB5,HLA-DRB1,KLC2,AP2A1,HFE,KIF3B,AP2M1,PSMD2,HLA-DQA1,HLA-DQB1,HLA-DQA2,HLA-DQB2,HLA-DOA,HLA-DPA1,HLA-DPB1,DCTN3,CT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ROTEIN_ACTIVATION_CASCADE</text:p>
          </table:table-cell>
          <table:table-cell office:value-type="float" office:value="0.0148437406000855" calcext:value-type="float">
            <text:p>0.014843740600086</text:p>
          </table:table-cell>
          <table:table-cell office:value-type="string" calcext:value-type="string">
            <text:p>C1S,C1R,C1RL,C1QA,C1QC,C1QB,F12,FGB,FGA,FGG,KLKB1,F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SYNAPSE_ASSEMBLY</text:p>
          </table:table-cell>
          <table:table-cell office:value-type="float" office:value="0.0148437406000855" calcext:value-type="float">
            <text:p>0.014843740600086</text:p>
          </table:table-cell>
          <table:table-cell office:value-type="string" calcext:value-type="string">
            <text:p>CLSTN3,PCDHB16,PCDHB9,PCDHB10,PCDHB11,PCDHB13,PCDHB14,PCDHB2,PCDHB4,PCDHB5,PCDHB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HYDROGEN_PEROXIDE_METABOLIC_PROCESS</text:p>
          </table:table-cell>
          <table:table-cell office:value-type="float" office:value="0.0148876821304979" calcext:value-type="float">
            <text:p>0.014887682130498</text:p>
          </table:table-cell>
          <table:table-cell office:value-type="string" calcext:value-type="string">
            <text:p>DUOX2,DUOXA1,DUOX1,GPX3,PRDX5,DUOXA2,HBA2,HB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TRANSITION_METAL_NANOPARTICLE</text:p>
          </table:table-cell>
          <table:table-cell office:value-type="float" office:value="0.0198644905720212" calcext:value-type="float">
            <text:p>0.019864490572021</text:p>
          </table:table-cell>
          <table:table-cell office:value-type="string" calcext:value-type="string">
            <text:p>MT2A,MT1E,MT1M,MT1F,MT1G,MT1X,CCNE1,S100A13,ARSB,C1QA,HFE,SORD,MT1A,MT1H,BAD,S100A8,KRT14,AOC1,ATP5D,LOXL2,ACP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POSITIVE_REGULATION_OF_CELL_CELL_ADHESION</text:p>
          </table:table-cell>
          <table:table-cell office:value-type="float" office:value="0.0219181817158772" calcext:value-type="float">
            <text:p>0.021918181715877</text:p>
          </table:table-cell>
          <table:table-cell office:value-type="string" calcext:value-type="string">
            <text:p>HLA-DMB,AP3D1,LILRB1,HLA-DRA,HLA-DRB5,HLA-DRB1,CD244,TNFRSF14,BAD,CCDC88B,CAV1,TRAF2,HLA-DQA1,HLA-DQB1,HLA-DQA2,HLA-DQB2,HLA-DPA1,HLA-DPB1,SLAMF1,PTPN6,LILRB2,FGB,FGA,FGG,CCL19,CCL21,DNAJA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HUMORAL_IMMUNE_RESPONSE_MEDIATED_BY_CIRCULATING_IMMUNOGLOBULIN</text:p>
          </table:table-cell>
          <table:table-cell office:value-type="float" office:value="0.022553054886814" calcext:value-type="float">
            <text:p>0.022553054886814</text:p>
          </table:table-cell>
          <table:table-cell office:value-type="string" calcext:value-type="string">
            <text:p>C1S,C1R,C1RL,HLA-DRB5,HLA-DRB1,C1QA,C1QC,C1QB,HLA-DQB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ZINC_ION</text:p>
          </table:table-cell>
          <table:table-cell office:value-type="float" office:value="0.022553054886814" calcext:value-type="float">
            <text:p>0.022553054886814</text:p>
          </table:table-cell>
          <table:table-cell office:value-type="string" calcext:value-type="string">
            <text:p>MT2A,MT1E,MT1M,MT1F,MT1G,MT1X,MT1A,MT1H,S100A8,KRT14,ACP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HOMOPHILIC_CELL_ADHESION_VIA_PLASMA_MEMBRANE_ADHESION_MOLECULES</text:p>
          </table:table-cell>
          <table:table-cell office:value-type="float" office:value="0.0297204134677683" calcext:value-type="float">
            <text:p>0.029720413467768</text:p>
          </table:table-cell>
          <table:table-cell office:value-type="string" calcext:value-type="string">
            <text:p>CLSTN3,AMIGO1,PCDHB16,PCDHB9,PCDHB10,PCDHB11,PCDHB12,PCDHB13,PCDHB14,PCDHB15,ESAM,PCDHB2,PCDHB4,PCDHB5,PCDHB6,PCDHB7,CD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CELLULAR_RESPONSE_TO_INTERFERON_GAMMA</text:p>
          </table:table-cell>
          <table:table-cell office:value-type="float" office:value="0.0297204134677683" calcext:value-type="float">
            <text:p>0.029720413467768</text:p>
          </table:table-cell>
          <table:table-cell office:value-type="string" calcext:value-type="string">
            <text:p>MT2A,HLA-DRA,HLA-DRB5,HLA-DRB1,IRF3,TRIM34,TRIM5,TRIM22,TLR3,TRIM38,HLA-DQA1,HLA-DQB1,HLA-DQA2,HLA-DQB2,HLA-DPA1,HLA-DPB1,CCL19,CCL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ANTIGEN_PROCESSING_AND_PRESENTATION</text:p>
          </table:table-cell>
          <table:table-cell office:value-type="float" office:value="0.0461575033755105" calcext:value-type="float">
            <text:p>0.046157503375511</text:p>
          </table:table-cell>
          <table:table-cell office:value-type="string" calcext:value-type="string">
            <text:p>HLA-DOB,TAP2,PSMB8,TAP1,PSMB9,HLA-DMB,HLA-DMA,AP3D1,HLA-DRA,HLA-DRB5,HLA-DRB1,KLC2,AP2A1,HFE,KIF3B,AP2M1,PSMD2,HLA-DQA1,HLA-DQB1,HLA-DQA2,HLA-DQB2,HLA-DOA,HLA-DPA1,HLA-DPB1,DCTN3,CTS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DEFENSE_RESPONSE_TO_VIRUS</text:p>
          </table:table-cell>
          <table:table-cell office:value-type="float" office:value="0.0461575033755105" calcext:value-type="float">
            <text:p>0.046157503375511</text:p>
          </table:table-cell>
          <table:table-cell office:value-type="string" calcext:value-type="string">
            <text:p>LILRB1,CXCL9,CXCL10,IRF3,TRIM34,TRIM5,TRIM22,APOBEC3C,APOBEC3D,APOBEC3F,APOBEC3G,EXOSC4,TLR3,APOBEC3A,APOBEC3B,ABCF3,APOBEC3H,HYAL2,NLRC5,ZNF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OSITIVE_REGULATION_OF_LEUKOCYTE_CHEMOTAXIS</text:p>
          </table:table-cell>
          <table:table-cell office:value-type="float" office:value="0.0461575033755105" calcext:value-type="float">
            <text:p>0.046157503375511</text:p>
          </table:table-cell>
          <table:table-cell office:value-type="string" calcext:value-type="string">
            <text:p>S100A14,CXCL9,CXCL10,CXCL11,VEGFB,IL8,CXCL6,CXCL1,CXCL5,CXCL3,GPSM3,CCL19,CCL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CELLULAR_RESPONSE_TO_CYTOKINE_STIMULUS</text:p>
          </table:table-cell>
          <table:table-cell office:value-type="float" office:value="0.0461575033755105" calcext:value-type="float">
            <text:p>0.046157503375511</text:p>
          </table:table-cell>
          <table:table-cell office:value-type="string" calcext:value-type="string">
            <text:p>MT2A,MT1X,PSMB8,PSMB9,SOCS1,HLA-DRA,HLA-DRB5,HLA-DRB1,CXCL9,CXCL10,CXCL11,CDIP1,IRF3,TNFRSF14,TRIM6,TRIM34,TRIM5,TRIM22,DUOX2,DUOX1,OTUB1,BAD,TLR3,TNFRSF10B,TNFRSF10C,TNFRSF10D,TNFRSF10A,TRAF2,PSMD2,TRIM38,IL8,CXCL6,CXCL1,CXCL5,CXCL3,HLA-DQA1,HLA-DQB1,HLA-DQA2,HLA-DQB2,HLA-DPA1,HLA-DPB1,TNFRSF12A,CNTFR,IL11RA,BBS2,FGB,FGA,HYAL2,CISH,ASPN,CCL19,CCL21,NKX3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YRIMIDINE_NUCLEOSIDE_CATABOLIC_PROCESS</text:p>
          </table:table-cell>
          <table:table-cell office:value-type="float" office:value="0.0461575033755105" calcext:value-type="float">
            <text:p>0.046157503375511</text:p>
          </table:table-cell>
          <table:table-cell office:value-type="string" calcext:value-type="string">
            <text:p>APOBEC3C,APOBEC3F,APOBEC3G,APOBEC3A,APOBEC3H,ENTPD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GULATION_OF_ANTIGEN_PROCESSING_AND_PRESENTATION_OF_PEPTIDE_ANTIGEN</text:p>
          </table:table-cell>
          <table:table-cell office:value-type="float" office:value="0.048776122929425" calcext:value-type="float">
            <text:p>0.048776122929425</text:p>
          </table:table-cell>
          <table:table-cell office:value-type="string" calcext:value-type="string">
            <text:p>HLA-DOB,TAP2,TAP1,HFE,HLA-DO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GULATION_OF_SYMBIOSIS_ENCOMPASSING_MUTUALISM_THROUGH_PARASITISM</text:p>
          </table:table-cell>
          <table:table-cell office:value-type="float" office:value="0.0489131420706002" calcext:value-type="float">
            <text:p>0.0489131420706</text:p>
          </table:table-cell>
          <table:table-cell office:value-type="string" calcext:value-type="string">
            <text:p>LAMP3,TAP2,TAP1,TRIM6,TRIM5,APOBEC3C,APOBEC3D,APOBEC3F,APOBEC3G,TNIP1,BAD,CAV2,CAV1,APOBEC3A,DERL1,PARP10,APOBEC3H,TRIM38,IL8,NELFA,NELFB,CHMP4B,P4HB,POLR2H,TFAP4</text:p>
          </table:table-cell>
          <table:table-cell table:number-columns-repeated="1021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9:09:13.406813872</dc:date>
    <meta:editing-duration>PT1H10M54S</meta:editing-duration>
    <meta:editing-cycles>1</meta:editing-cycles>
    <meta:document-statistic meta:table-count="1" meta:cell-count="96" meta:object-count="0"/>
    <meta:generator>LibreOffice/5.4.5.1$Linux_X86_64 LibreOffice_project/79c9829dd5d8054ec39a82dc51cd9eff340dbee8</meta:generator>
  </office:meta>
</office:document-meta>
</file>